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0.767291666666667cm" style:use-optimal-column-width="true"/>
    </style:style>
    <style:style style:name="co5" style:family="table-column">
      <style:table-column-properties fo:break-before="auto" style:column-width="3.75708333333333cm" style:use-optimal-column-width="true"/>
    </style:style>
    <style:style style:name="co6" style:family="table-column">
      <style:table-column-properties fo:break-before="auto" style:column-width="3.227916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3" table:default-cell-style-name="ce1"/>
        <table:table-row table:style-name="ro1">
          <table:table-cell table:number-columns-repeated="2" table:style-name="ce1"/>
          <table:table-cell office:value-type="string" table:style-name="ce1">
            <text:p>RET</text:p>
          </table:table-cell>
          <table:table-cell office:value-type="string" table:style-name="ce1">
            <text:p>DET</text:p>
          </table:table-cell>
          <table:table-cell office:value-type="string" table:style-name="ce4">
            <text:p>FP</text:p>
          </table:table-cell>
          <table:table-cell table:number-columns-repeated="3" table:style-name="ce1"/>
          <table:table-cell office:value-type="string" table:style-name="ce2">
            <text:p>GS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at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ILF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IF([.C2]&lt;=1; IF([.D2]&lt;=19;6; IF([.D2]&lt;=50;7;9)); IF(AND([.C2]&gt;=2; [.C2]&lt;=5); IF([.D2]&lt;=19;6; IF([.D2]&lt;=50;9;12)); IF([.C2]&gt;5; IF([.D2]&lt;=19;9; IF([.D2]&lt;=50;12;15)))))" table:style-name="ce1">
            <text:p>6</text:p>
          </table:table-cell>
          <table:table-cell table:number-columns-repeated="3" table:style-name="ce1"/>
          <table:table-cell office:value-type="float" office:value="1" table:style-name="ce3">
            <text:p>1</text:p>
          </table:table-cell>
          <table:table-cell office:value-type="string" table:style-name="ce3">
            <text:p>Data communications</text:p>
          </table:table-cell>
          <table:table-cell office:value-type="float" office:value="4" table:style-name="ce3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ster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IF([.C3]&lt;=1; IF([.D3]&lt;=19;6; IF([.D3]&lt;=50;7;9)); IF(AND([.C3]&gt;=2; [.C3]&lt;=5); IF([.D3]&lt;=19;6; IF([.D3]&lt;=50;9;12)); IF([.C3]&gt;5; IF([.D3]&lt;=19;9; IF([.D3]&lt;=50;12;15)))))" table:style-name="ce1">
            <text:p>6</text:p>
          </table:table-cell>
          <table:table-cell table:number-columns-repeated="3" table:style-name="ce1"/>
          <table:table-cell office:value-type="float" office:value="2" table:style-name="ce3">
            <text:p>2</text:p>
          </table:table-cell>
          <table:table-cell office:value-type="string" table:style-name="ce3">
            <text:p>Distributed data processing</text:p>
          </table:table-cell>
          <table:table-cell office:value-type="float" office:value="4" table:style-name="ce3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IF([.C4]&lt;=1; IF([.D4]&lt;=19;6; IF([.D4]&lt;=50;7;9)); IF(AND([.C4]&gt;=2; [.C4]&lt;=5); IF([.D4]&lt;=19;6; IF([.D4]&lt;=50;9;12)); IF([.C4]&gt;5; IF([.D4]&lt;=19;9; IF([.D4]&lt;=50;12;15)))))" table:style-name="ce1">
            <text:p>6</text:p>
          </table:table-cell>
          <table:table-cell table:number-columns-repeated="3" table:style-name="ce1"/>
          <table:table-cell office:value-type="float" office:value="3" table:style-name="ce3">
            <text:p>3</text:p>
          </table:table-cell>
          <table:table-cell office:value-type="string" table:style-name="ce3">
            <text:p>Performance</text:p>
          </table:table-cell>
          <table:table-cell office:value-type="float" office:value="3" table:style-name="ce3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ncounter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IF([.C5]&lt;=1; IF([.D5]&lt;=19;6; IF([.D5]&lt;=50;7;9)); IF(AND([.C5]&gt;=2; [.C5]&lt;=5); IF([.D5]&lt;=19;6; IF([.D5]&lt;=50;9;12)); IF([.C5]&gt;5; IF([.D5]&lt;=19;9; IF([.D5]&lt;=50;12;15)))))" table:style-name="ce1">
            <text:p>6</text:p>
          </table:table-cell>
          <table:table-cell table:number-columns-repeated="3"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Heavily used configuration</text:p>
          </table:table-cell>
          <table:table-cell office:value-type="float" office:value="2" table:style-name="ce3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ventory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IF([.C6]&lt;=1; IF([.D6]&lt;=19;6; IF([.D6]&lt;=50;7;9)); IF(AND([.C6]&gt;=2; [.C6]&lt;=5); IF([.D6]&lt;=19;6; IF([.D6]&lt;=50;9;12)); IF([.C6]&gt;5; IF([.D6]&lt;=19;9; IF([.D6]&lt;=50;12;15)))))" table:style-name="ce1">
            <text:p>6</text:p>
          </table:table-cell>
          <table:table-cell table:number-columns-repeated="3" table:style-name="ce1"/>
          <table:table-cell office:value-type="float" office:value="5" table:style-name="ce3">
            <text:p>5</text:p>
          </table:table-cell>
          <table:table-cell office:value-type="string" table:style-name="ce3">
            <text:p>Transaction rate</text:p>
          </table:table-cell>
          <table:table-cell office:value-type="float" office:value="3" table:style-name="ce3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lection</text:p>
          </table:table-cell>
          <table:table-cell office:value-type="string" table:style-name="ce1">
            <text:p>ILF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IF([.C7]&lt;=1; IF([.D7]&lt;=19;6; IF([.D7]&lt;=50;7;9)); IF(AND([.C7]&gt;=2; [.C7]&lt;=5); IF([.D7]&lt;=19;6; IF([.D7]&lt;=50;9;12)); IF([.C7]&gt;5; IF([.D7]&lt;=19;9; IF([.D7]&lt;=50;12;15)))))" table:style-name="ce1">
            <text:p>6</text:p>
          </table:table-cell>
          <table:table-cell table:number-columns-repeated="3" table:style-name="ce1"/>
          <table:table-cell office:value-type="float" office:value="6" table:style-name="ce3">
            <text:p>6</text:p>
          </table:table-cell>
          <table:table-cell office:value-type="string" table:style-name="ce3">
            <text:p>On-line data entry</text:p>
          </table:table-cell>
          <table:table-cell office:value-type="float" office:value="4" table:style-name="ce3">
            <text:p>4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7" table:formula="of:=SUM([.$C$2:.C7])" table:style-name="ce4">
            <text:p>7</text:p>
          </table:table-cell>
          <table:table-cell office:value-type="float" office:value="24" table:formula="of:=SUM([.$D$2:.D7])" table:style-name="ce4">
            <text:p>24</text:p>
          </table:table-cell>
          <table:table-cell office:value-type="float" office:value="36" table:formula="of:=SUM([.$E$2:.E7])" table:style-name="ce4">
            <text:p>36</text:p>
          </table:table-cell>
          <table:table-cell table:number-columns-repeated="3" table:style-name="ce1"/>
          <table:table-cell office:value-type="float" office:value="7" table:style-name="ce3">
            <text:p>7</text:p>
          </table:table-cell>
          <table:table-cell office:value-type="string" table:style-name="ce3">
            <text:p>End-user efficiency</text:p>
          </table:table-cell>
          <table:table-cell office:value-type="float" office:value="4" table:style-name="ce3">
            <text:p>4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float" office:value="8" table:style-name="ce3">
            <text:p>8</text:p>
          </table:table-cell>
          <table:table-cell office:value-type="string" table:style-name="ce3">
            <text:p>On-line update</text:p>
          </table:table-cell>
          <table:table-cell office:value-type="float" office:value="4" table:style-name="ce3">
            <text:p>4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FTR</text:p>
          </table:table-cell>
          <table:table-cell office:value-type="string" table:style-name="ce1">
            <text:p>DET</text:p>
          </table:table-cell>
          <table:table-cell office:value-type="string" table:style-name="ce4">
            <text:p>FP</text:p>
          </table:table-cell>
          <table:table-cell table:number-columns-repeated="3" table:style-name="ce1"/>
          <table:table-cell office:value-type="float" office:value="9" table:style-name="ce3">
            <text:p>9</text:p>
          </table:table-cell>
          <table:table-cell office:value-type="string" table:style-name="ce3">
            <text:p>Complex processing</text:p>
          </table:table-cell>
          <table:table-cell office:value-type="float" office:value="3" table:style-name="ce3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gister a new us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11]=&quot;EI&quot;;&#10;IF(AND([.D11]&lt;=15;[.C11]&lt;=1);3;&#10;IF(AND([.D11]&lt;=4;[.C11]&lt;=2);3;&#10;IF(AND([.D11]&lt;=15;[.C11]&lt;=3);4;6)&#10;)&#10;);&#10;&#10;IF(OR([.B11]=&quot;EQ&quot;;[.B11]=&quot;EO&quot;);&#10;IF(AND([.D11]&lt;=19;[.C11]&lt;=1);3;&#10;IF(AND([.D11]&lt;=5;[.C11]&lt;=3);3;&#10;IF(AND([.D11]&lt;=19;[.C11]&lt;=3);4;&#10;IF(AND([.D11]&lt;=5;[.C11]&gt;=4);4;6&#10;)&#10;)&#10;)&#10;)&#10;))" table:style-name="ce1">
            <text:p>4</text:p>
          </table:table-cell>
          <table:table-cell table:number-columns-repeated="3" table:style-name="ce1"/>
          <table:table-cell office:value-type="float" office:value="10" table:style-name="ce3">
            <text:p>10</text:p>
          </table:table-cell>
          <table:table-cell office:value-type="string" table:style-name="ce3">
            <text:p>Reusability</text:p>
          </table:table-cell>
          <table:table-cell office:value-type="float" office:value="3" table:style-name="ce3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gin to the system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formula="of:=IF([.B12]=&quot;EI&quot;;&#10;IF(AND([.D12]&lt;=15;[.C12]&lt;=1);3;&#10;IF(AND([.D12]&lt;=4;[.C12]&lt;=2);3;&#10;IF(AND([.D12]&lt;=15;[.C12]&lt;=3);4;6)&#10;)&#10;);&#10;&#10;IF(OR([.B12]=&quot;EQ&quot;;[.B12]=&quot;EO&quot;);&#10;IF(AND([.D12]&lt;=19;[.C12]&lt;=1);3;&#10;IF(AND([.D12]&lt;=5;[.C12]&lt;=3);3;&#10;IF(AND([.D12]&lt;=19;[.C12]&lt;=3);4;&#10;IF(AND([.D12]&lt;=5;[.C12]&gt;=4);4;6&#10;)&#10;)&#10;)&#10;)&#10;))" table:style-name="ce1">
            <text:p>3</text:p>
          </table:table-cell>
          <table:table-cell table:number-columns-repeated="3" table:style-name="ce1"/>
          <table:table-cell office:value-type="float" office:value="11" table:style-name="ce3">
            <text:p>11</text:p>
          </table:table-cell>
          <table:table-cell office:value-type="string" table:style-name="ce3">
            <text:p>Installation ease</text:p>
          </table:table-cell>
          <table:table-cell office:value-type="float" office:value="3" table:style-name="ce3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dit user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IF([.B13]=&quot;EI&quot;;&#10;IF(AND([.D13]&lt;=15;[.C13]&lt;=1);3;&#10;IF(AND([.D13]&lt;=4;[.C13]&lt;=2);3;&#10;IF(AND([.D13]&lt;=15;[.C13]&lt;=3);4;6)&#10;)&#10;);&#10;&#10;IF(OR([.B13]=&quot;EQ&quot;;[.B13]=&quot;EO&quot;);&#10;IF(AND([.D13]&lt;=19;[.C13]&lt;=1);3;&#10;IF(AND([.D13]&lt;=5;[.C13]&lt;=3);3;&#10;IF(AND([.D13]&lt;=19;[.C13]&lt;=3);4;&#10;IF(AND([.D13]&lt;=5;[.C13]&gt;=4);4;6&#10;)&#10;)&#10;)&#10;)&#10;))" table:style-name="ce1">
            <text:p>3</text:p>
          </table:table-cell>
          <table:table-cell table:number-columns-repeated="3" table:style-name="ce1"/>
          <table:table-cell office:value-type="float" office:value="12" table:style-name="ce3">
            <text:p>12</text:p>
          </table:table-cell>
          <table:table-cell office:value-type="string" table:style-name="ce3">
            <text:p>Operational ease</text:p>
          </table:table-cell>
          <table:table-cell office:value-type="float" office:value="4" table:style-name="ce3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lete us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IF([.B14]=&quot;EI&quot;;&#10;IF(AND([.D14]&lt;=15;[.C14]&lt;=1);3;&#10;IF(AND([.D14]&lt;=4;[.C14]&lt;=2);3;&#10;IF(AND([.D14]&lt;=15;[.C14]&lt;=3);4;6)&#10;)&#10;);&#10;&#10;IF(OR([.B14]=&quot;EQ&quot;;[.B14]=&quot;EO&quot;);&#10;IF(AND([.D14]&lt;=19;[.C14]&lt;=1);3;&#10;IF(AND([.D14]&lt;=5;[.C14]&lt;=3);3;&#10;IF(AND([.D14]&lt;=19;[.C14]&lt;=3);4;&#10;IF(AND([.D14]&lt;=5;[.C14]&gt;=4);4;6&#10;)&#10;)&#10;)&#10;)&#10;))" table:style-name="ce1">
            <text:p>3</text:p>
          </table:table-cell>
          <table:table-cell table:number-columns-repeated="3" table:style-name="ce1"/>
          <table:table-cell office:value-type="float" office:value="13" table:style-name="ce3">
            <text:p>13</text:p>
          </table:table-cell>
          <table:table-cell office:value-type="string" table:style-name="ce3">
            <text:p>Multiple sites</text:p>
          </table:table-cell>
          <table:table-cell office:value-type="float" office:value="2" table:style-name="ce3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ew profile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IF([.B15]=&quot;EI&quot;;&#10;IF(AND([.D15]&lt;=15;[.C15]&lt;=1);3;&#10;IF(AND([.D15]&lt;=4;[.C15]&lt;=2);3;&#10;IF(AND([.D15]&lt;=15;[.C15]&lt;=3);4;6)&#10;)&#10;);&#10;&#10;IF(OR([.B15]=&quot;EQ&quot;;[.B15]=&quot;EO&quot;);&#10;IF(AND([.D15]&lt;=19;[.C15]&lt;=1);3;&#10;IF(AND([.D15]&lt;=5;[.C15]&lt;=3);3;&#10;IF(AND([.D15]&lt;=19;[.C15]&lt;=3);4;&#10;IF(AND([.D15]&lt;=5;[.C15]&gt;=4);4;6&#10;)&#10;)&#10;)&#10;)&#10;))" table:style-name="ce1">
            <text:p>3</text:p>
          </table:table-cell>
          <table:table-cell table:number-columns-repeated="3" table:style-name="ce1"/>
          <table:table-cell office:value-type="float" office:value="14" table:style-name="ce3">
            <text:p>14</text:p>
          </table:table-cell>
          <table:table-cell office:value-type="string" table:style-name="ce3">
            <text:p>Facilitate change</text:p>
          </table:table-cell>
          <table:table-cell office:value-type="float" office:value="3" table:style-name="ce3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min view user profile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IF([.B16]=&quot;EI&quot;;&#10;IF(AND([.D16]&lt;=15;[.C16]&lt;=1);3;&#10;IF(AND([.D16]&lt;=4;[.C16]&lt;=2);3;&#10;IF(AND([.D16]&lt;=15;[.C16]&lt;=3);4;6)&#10;)&#10;);&#10;&#10;IF(OR([.B16]=&quot;EQ&quot;;[.B16]=&quot;EO&quot;);&#10;IF(AND([.D16]&lt;=19;[.C16]&lt;=1);3;&#10;IF(AND([.D16]&lt;=5;[.C16]&lt;=3);3;&#10;IF(AND([.D16]&lt;=19;[.C16]&lt;=3);4;&#10;IF(AND([.D16]&lt;=5;[.C16]&gt;=4);4;6&#10;)&#10;)&#10;)&#10;)&#10;))" table:style-name="ce1">
            <text:p>3</text:p>
          </table:table-cell>
          <table:table-cell table:number-columns-repeated="3" table:style-name="ce1"/>
          <table:table-cell office:value-type="string" table:style-name="ce2">
            <text:p>ΣFi</text:p>
          </table:table-cell>
          <table:table-cell table:style-name="ce3"/>
          <table:table-cell office:value-type="float" office:value="46" table:formula="of:=SUM([.K2:.K15])" table:style-name="ce2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min create monst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IF([.B17]=&quot;EI&quot;;&#10;IF(AND([.D17]&lt;=15;[.C17]&lt;=1);3;&#10;IF(AND([.D17]&lt;=4;[.C17]&lt;=2);3;&#10;IF(AND([.D17]&lt;=15;[.C17]&lt;=3);4;6)&#10;)&#10;);&#10;&#10;IF(OR([.B17]=&quot;EQ&quot;;[.B17]=&quot;EO&quot;);&#10;IF(AND([.D17]&lt;=19;[.C17]&lt;=1);3;&#10;IF(AND([.D17]&lt;=5;[.C17]&lt;=3);3;&#10;IF(AND([.D17]&lt;=19;[.C17]&lt;=3);4;&#10;IF(AND([.D17]&lt;=5;[.C17]&gt;=4);4;6&#10;)&#10;)&#10;)&#10;)&#10;))" table:style-name="ce1">
            <text:p>4</text:p>
          </table:table-cell>
          <table:table-cell table:number-columns-repeated="3" table:style-name="ce1"/>
          <table:table-cell office:value-type="string" table:style-name="ce2">
            <text:p>VAF</text:p>
          </table:table-cell>
          <table:table-cell table:style-name="ce3"/>
          <table:table-cell office:value-type="float" office:value="1.1100000000000001" table:formula="of:=0.65 + (0.01 * [.K16])" table:style-name="ce2">
            <text:p>1.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min edit monst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18]=&quot;EI&quot;;&#10;IF(AND([.D18]&lt;=15;[.C18]&lt;=1);3;&#10;IF(AND([.D18]&lt;=4;[.C18]&lt;=2);3;&#10;IF(AND([.D18]&lt;=15;[.C18]&lt;=3);4;6)&#10;)&#10;);&#10;&#10;IF(OR([.B18]=&quot;EQ&quot;;[.B18]=&quot;EO&quot;);&#10;IF(AND([.D18]&lt;=19;[.C18]&lt;=1);3;&#10;IF(AND([.D18]&lt;=5;[.C18]&lt;=3);3;&#10;IF(AND([.D18]&lt;=19;[.C18]&lt;=3);4;&#10;IF(AND([.D18]&lt;=5;[.C18]&gt;=4);4;6&#10;)&#10;)&#10;)&#10;)&#10;))" table:style-name="ce1">
            <text:p>4</text:p>
          </table:table-cell>
          <table:table-cell table:number-columns-repeated="3" table:style-name="ce1"/>
          <table:table-cell office:value-type="string" table:style-name="ce2">
            <text:p>AFP</text:p>
          </table:table-cell>
          <table:table-cell table:style-name="ce3"/>
          <table:table-cell office:value-type="float" office:value="107.67000000000002" table:formula="of:=97 * [.K17]" table:style-name="ce2">
            <text:p>107.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min delete monst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IF([.B19]=&quot;EI&quot;;&#10;IF(AND([.D19]&lt;=15;[.C19]&lt;=1);3;&#10;IF(AND([.D19]&lt;=4;[.C19]&lt;=2);3;&#10;IF(AND([.D19]&lt;=15;[.C19]&lt;=3);4;6)&#10;)&#10;);&#10;&#10;IF(OR([.B19]=&quot;EQ&quot;;[.B19]=&quot;EO&quot;);&#10;IF(AND([.D19]&lt;=19;[.C19]&lt;=1);3;&#10;IF(AND([.D19]&lt;=5;[.C19]&lt;=3);3;&#10;IF(AND([.D19]&lt;=19;[.C19]&lt;=3);4;&#10;IF(AND([.D19]&lt;=5;[.C19]&gt;=4);4;6&#10;)&#10;)&#10;)&#10;)&#10;))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min view all monster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formula="of:=IF([.B20]=&quot;EI&quot;;&#10;IF(AND([.D20]&lt;=15;[.C20]&lt;=1);3;&#10;IF(AND([.D20]&lt;=4;[.C20]&lt;=2);3;&#10;IF(AND([.D20]&lt;=15;[.C20]&lt;=3);4;6)&#10;)&#10;);&#10;&#10;IF(OR([.B20]=&quot;EQ&quot;;[.B20]=&quot;EO&quot;);&#10;IF(AND([.D20]&lt;=19;[.C20]&lt;=1);3;&#10;IF(AND([.D20]&lt;=5;[.C20]&lt;=3);3;&#10;IF(AND([.D20]&lt;=19;[.C20]&lt;=3);4;&#10;IF(AND([.D20]&lt;=5;[.C20]&gt;=4);4;6&#10;)&#10;)&#10;)&#10;)&#10;))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iew monster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formula="of:=IF([.B21]=&quot;EI&quot;;&#10;IF(AND([.D21]&lt;=15;[.C21]&lt;=1);3;&#10;IF(AND([.D21]&lt;=4;[.C21]&lt;=2);3;&#10;IF(AND([.D21]&lt;=15;[.C21]&lt;=3);4;6)&#10;)&#10;);&#10;&#10;IF(OR([.B21]=&quot;EQ&quot;;[.B21]=&quot;EO&quot;);&#10;IF(AND([.D21]&lt;=19;[.C21]&lt;=1);3;&#10;IF(AND([.D21]&lt;=5;[.C21]&lt;=3);3;&#10;IF(AND([.D21]&lt;=19;[.C21]&lt;=3);4;&#10;IF(AND([.D21]&lt;=5;[.C21]&gt;=4);4;6&#10;)&#10;)&#10;)&#10;)&#10;))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min create item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IF([.B22]=&quot;EI&quot;;&#10;IF(AND([.D22]&lt;=15;[.C22]&lt;=1);3;&#10;IF(AND([.D22]&lt;=4;[.C22]&lt;=2);3;&#10;IF(AND([.D22]&lt;=15;[.C22]&lt;=3);4;6)&#10;)&#10;);&#10;&#10;IF(OR([.B22]=&quot;EQ&quot;;[.B22]=&quot;EO&quot;);&#10;IF(AND([.D22]&lt;=19;[.C22]&lt;=1);3;&#10;IF(AND([.D22]&lt;=5;[.C22]&lt;=3);3;&#10;IF(AND([.D22]&lt;=19;[.C22]&lt;=3);4;&#10;IF(AND([.D22]&lt;=5;[.C22]&gt;=4);4;6&#10;)&#10;)&#10;)&#10;)&#10;))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min edit item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23]=&quot;EI&quot;;&#10;IF(AND([.D23]&lt;=15;[.C23]&lt;=1);3;&#10;IF(AND([.D23]&lt;=4;[.C23]&lt;=2);3;&#10;IF(AND([.D23]&lt;=15;[.C23]&lt;=3);4;6)&#10;)&#10;);&#10;&#10;IF(OR([.B23]=&quot;EQ&quot;;[.B23]=&quot;EO&quot;);&#10;IF(AND([.D23]&lt;=19;[.C23]&lt;=1);3;&#10;IF(AND([.D23]&lt;=5;[.C23]&lt;=3);3;&#10;IF(AND([.D23]&lt;=19;[.C23]&lt;=3);4;&#10;IF(AND([.D23]&lt;=5;[.C23]&gt;=4);4;6&#10;)&#10;)&#10;)&#10;)&#10;))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min delete item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IF([.B24]=&quot;EI&quot;;&#10;IF(AND([.D24]&lt;=15;[.C24]&lt;=1);3;&#10;IF(AND([.D24]&lt;=4;[.C24]&lt;=2);3;&#10;IF(AND([.D24]&lt;=15;[.C24]&lt;=3);4;6)&#10;)&#10;);&#10;&#10;IF(OR([.B24]=&quot;EQ&quot;;[.B24]=&quot;EO&quot;);&#10;IF(AND([.D24]&lt;=19;[.C24]&lt;=1);3;&#10;IF(AND([.D24]&lt;=5;[.C24]&lt;=3);3;&#10;IF(AND([.D24]&lt;=19;[.C24]&lt;=3);4;&#10;IF(AND([.D24]&lt;=5;[.C24]&gt;=4);4;6&#10;)&#10;)&#10;)&#10;)&#10;))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min view all item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formula="of:=IF([.B25]=&quot;EI&quot;;&#10;IF(AND([.D25]&lt;=15;[.C25]&lt;=1);3;&#10;IF(AND([.D25]&lt;=4;[.C25]&lt;=2);3;&#10;IF(AND([.D25]&lt;=15;[.C25]&lt;=3);4;6)&#10;)&#10;);&#10;&#10;IF(OR([.B25]=&quot;EQ&quot;;[.B25]=&quot;EO&quot;);&#10;IF(AND([.D25]&lt;=19;[.C25]&lt;=1);3;&#10;IF(AND([.D25]&lt;=5;[.C25]&lt;=3);3;&#10;IF(AND([.D25]&lt;=19;[.C25]&lt;=3);4;&#10;IF(AND([.D25]&lt;=5;[.C25]&gt;=4);4;6&#10;)&#10;)&#10;)&#10;)&#10;))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iew item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formula="of:=IF([.B26]=&quot;EI&quot;;&#10;IF(AND([.D26]&lt;=15;[.C26]&lt;=1);3;&#10;IF(AND([.D26]&lt;=4;[.C26]&lt;=2);3;&#10;IF(AND([.D26]&lt;=15;[.C26]&lt;=3);4;6)&#10;)&#10;);&#10;&#10;IF(OR([.B26]=&quot;EQ&quot;;[.B26]=&quot;EO&quot;);&#10;IF(AND([.D26]&lt;=19;[.C26]&lt;=1);3;&#10;IF(AND([.D26]&lt;=5;[.C26]&lt;=3);3;&#10;IF(AND([.D26]&lt;=19;[.C26]&lt;=3);4;&#10;IF(AND([.D26]&lt;=5;[.C26]&gt;=4);4;6&#10;)&#10;)&#10;)&#10;)&#10;))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reate encounter</text:p>
          </table:table-cell>
          <table:table-cell office:value-type="string" table:style-name="ce1">
            <text:p>EI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IF([.B27]=&quot;EI&quot;;&#10;IF(AND([.D27]&lt;=15;[.C27]&lt;=1);3;&#10;IF(AND([.D27]&lt;=4;[.C27]&lt;=2);3;&#10;IF(AND([.D27]&lt;=15;[.C27]&lt;=3);4;6)&#10;)&#10;);&#10;&#10;IF(OR([.B27]=&quot;EQ&quot;;[.B27]=&quot;EO&quot;);&#10;IF(AND([.D27]&lt;=19;[.C27]&lt;=1);3;&#10;IF(AND([.D27]&lt;=5;[.C27]&lt;=3);3;&#10;IF(AND([.D27]&lt;=19;[.C27]&lt;=3);4;&#10;IF(AND([.D27]&lt;=5;[.C27]&gt;=4);4;6&#10;)&#10;)&#10;)&#10;)&#10;))" table:style-name="ce1">
            <text:p>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min view all encounter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IF([.B28]=&quot;EI&quot;;&#10;IF(AND([.D28]&lt;=15;[.C28]&lt;=1);3;&#10;IF(AND([.D28]&lt;=4;[.C28]&lt;=2);3;&#10;IF(AND([.D28]&lt;=15;[.C28]&lt;=3);4;6)&#10;)&#10;);&#10;&#10;IF(OR([.B28]=&quot;EQ&quot;;[.B28]=&quot;EO&quot;);&#10;IF(AND([.D28]&lt;=19;[.C28]&lt;=1);3;&#10;IF(AND([.D28]&lt;=5;[.C28]&lt;=3);3;&#10;IF(AND([.D28]&lt;=19;[.C28]&lt;=3);4;&#10;IF(AND([.D28]&lt;=5;[.C28]&gt;=4);4;6&#10;)&#10;)&#10;)&#10;)&#10;))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iew encounter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IF([.B29]=&quot;EI&quot;;&#10;IF(AND([.D29]&lt;=15;[.C29]&lt;=1);3;&#10;IF(AND([.D29]&lt;=4;[.C29]&lt;=2);3;&#10;IF(AND([.D29]&lt;=15;[.C29]&lt;=3);4;6)&#10;)&#10;);&#10;&#10;IF(OR([.B29]=&quot;EQ&quot;;[.B29]=&quot;EO&quot;);&#10;IF(AND([.D29]&lt;=19;[.C29]&lt;=1);3;&#10;IF(AND([.D29]&lt;=5;[.C29]&lt;=3);3;&#10;IF(AND([.D29]&lt;=19;[.C29]&lt;=3);4;&#10;IF(AND([.D29]&lt;=5;[.C29]&gt;=4);4;6&#10;)&#10;)&#10;)&#10;)&#10;))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lete encounter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IF([.B30]=&quot;EI&quot;;&#10;IF(AND([.D30]&lt;=15;[.C30]&lt;=1);3;&#10;IF(AND([.D30]&lt;=4;[.C30]&lt;=2);3;&#10;IF(AND([.D30]&lt;=15;[.C30]&lt;=3);4;6)&#10;)&#10;);&#10;&#10;IF(OR([.B30]=&quot;EQ&quot;;[.B30]=&quot;EO&quot;);&#10;IF(AND([.D30]&lt;=19;[.C30]&lt;=1);3;&#10;IF(AND([.D30]&lt;=5;[.C30]&lt;=3);3;&#10;IF(AND([.D30]&lt;=19;[.C30]&lt;=3);4;&#10;IF(AND([.D30]&lt;=5;[.C30]&gt;=4);4;6&#10;)&#10;)&#10;)&#10;)&#10;))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ry to catch a monster</text:p>
          </table:table-cell>
          <table:table-cell office:value-type="string" table:style-name="ce1">
            <text:p>EI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" table:formula="of:=IF([.B31]=&quot;EI&quot;;&#10;IF(AND([.D31]&lt;=15;[.C31]&lt;=1);3;&#10;IF(AND([.D31]&lt;=4;[.C31]&lt;=2);3;&#10;IF(AND([.D31]&lt;=15;[.C31]&lt;=3);4;6)&#10;)&#10;);&#10;&#10;IF(OR([.B31]=&quot;EQ&quot;;[.B31]=&quot;EO&quot;);&#10;IF(AND([.D31]&lt;=19;[.C31]&lt;=1);3;&#10;IF(AND([.D31]&lt;=5;[.C31]&lt;=3);3;&#10;IF(AND([.D31]&lt;=19;[.C31]&lt;=3);4;&#10;IF(AND([.D31]&lt;=5;[.C31]&gt;=4);4;6&#10;)&#10;)&#10;)&#10;)&#10;))" table:style-name="ce1">
            <text:p>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y item from the shop</text:p>
          </table:table-cell>
          <table:table-cell office:value-type="string" table:style-name="ce1">
            <text:p>EI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" table:formula="of:=IF([.B32]=&quot;EI&quot;;&#10;IF(AND([.D32]&lt;=15;[.C32]&lt;=1);3;&#10;IF(AND([.D32]&lt;=4;[.C32]&lt;=2);3;&#10;IF(AND([.D32]&lt;=15;[.C32]&lt;=3);4;6)&#10;)&#10;);&#10;&#10;IF(OR([.B32]=&quot;EQ&quot;;[.B32]=&quot;EO&quot;);&#10;IF(AND([.D32]&lt;=19;[.C32]&lt;=1);3;&#10;IF(AND([.D32]&lt;=5;[.C32]&lt;=3);3;&#10;IF(AND([.D32]&lt;=19;[.C32]&lt;=3);4;&#10;IF(AND([.D32]&lt;=5;[.C32]&gt;=4);4;6&#10;)&#10;)&#10;)&#10;)&#10;))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hard monsters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IF([.B33]=&quot;EI&quot;;&#10;IF(AND([.D33]&lt;=15;[.C33]&lt;=1);3;&#10;IF(AND([.D33]&lt;=4;[.C33]&lt;=2);3;&#10;IF(AND([.D33]&lt;=15;[.C33]&lt;=3);4;6)&#10;)&#10;);&#10;&#10;IF(OR([.B33]=&quot;EQ&quot;;[.B33]=&quot;EO&quot;);&#10;IF(AND([.D33]&lt;=19;[.C33]&lt;=1);3;&#10;IF(AND([.D33]&lt;=5;[.C33]&lt;=3);3;&#10;IF(AND([.D33]&lt;=19;[.C33]&lt;=3);4;&#10;IF(AND([.D33]&lt;=5;[.C33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player's monster collection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[.B34]=&quot;EI&quot;;&#10;IF(AND([.D34]&lt;=15;[.C34]&lt;=1);3;&#10;IF(AND([.D34]&lt;=4;[.C34]&lt;=2);3;&#10;IF(AND([.D34]&lt;=15;[.C34]&lt;=3);4;6)&#10;)&#10;);&#10;&#10;IF(OR([.B34]=&quot;EQ&quot;;[.B34]=&quot;EO&quot;);&#10;IF(AND([.D34]&lt;=19;[.C34]&lt;=1);3;&#10;IF(AND([.D34]&lt;=5;[.C34]&lt;=3);3;&#10;IF(AND([.D34]&lt;=19;[.C34]&lt;=3);4;&#10;IF(AND([.D34]&lt;=5;[.C34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player's item inventory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[.B35]=&quot;EI&quot;;&#10;IF(AND([.D35]&lt;=15;[.C35]&lt;=1);3;&#10;IF(AND([.D35]&lt;=4;[.C35]&lt;=2);3;&#10;IF(AND([.D35]&lt;=15;[.C35]&lt;=3);4;6)&#10;)&#10;);&#10;&#10;IF(OR([.B35]=&quot;EQ&quot;;[.B35]=&quot;EO&quot;);&#10;IF(AND([.D35]&lt;=19;[.C35]&lt;=1);3;&#10;IF(AND([.D35]&lt;=5;[.C35]&lt;=3);3;&#10;IF(AND([.D35]&lt;=19;[.C35]&lt;=3);4;&#10;IF(AND([.D35]&lt;=5;[.C35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 game timer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formula="of:=IF([.B36]=&quot;EI&quot;;&#10;IF(AND([.D36]&lt;=15;[.C36]&lt;=1);3;&#10;IF(AND([.D36]&lt;=4;[.C36]&lt;=2);3;&#10;IF(AND([.D36]&lt;=15;[.C36]&lt;=3);4;6)&#10;)&#10;);&#10;&#10;IF(OR([.B36]=&quot;EQ&quot;;[.B36]=&quot;EO&quot;);&#10;IF(AND([.D36]&lt;=19;[.C36]&lt;=1);3;&#10;IF(AND([.D36]&lt;=5;[.C36]&lt;=3);3;&#10;IF(AND([.D36]&lt;=19;[.C36]&lt;=3);4;&#10;IF(AND([.D36]&lt;=5;[.C36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ceive a reward for completing a monster collection</text:p>
          </table:table-cell>
          <table:table-cell office:value-type="string" table:style-name="ce1">
            <text:p>EI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37]=&quot;EI&quot;;&#10;IF(AND([.D37]&lt;=15;[.C37]&lt;=1);3;&#10;IF(AND([.D37]&lt;=4;[.C37]&lt;=2);3;&#10;IF(AND([.D37]&lt;=15;[.C37]&lt;=3);4;6)&#10;)&#10;);&#10;&#10;IF(OR([.B37]=&quot;EQ&quot;;[.B37]=&quot;EO&quot;);&#10;IF(AND([.D37]&lt;=19;[.C37]&lt;=1);3;&#10;IF(AND([.D37]&lt;=5;[.C37]&lt;=3);3;&#10;IF(AND([.D37]&lt;=19;[.C37]&lt;=3);4;&#10;IF(AND([.D37]&lt;=5;[.C37]&gt;=4);4;6&#10;)&#10;)&#10;)&#10;)&#10;))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 stat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[.B38]=&quot;EI&quot;;&#10;IF(AND([.D38]&lt;=15;[.C38]&lt;=1);3;&#10;IF(AND([.D38]&lt;=4;[.C38]&lt;=2);3;&#10;IF(AND([.D38]&lt;=15;[.C38]&lt;=3);4;6)&#10;)&#10;);&#10;&#10;IF(OR([.B38]=&quot;EQ&quot;;[.B38]=&quot;EO&quot;);&#10;IF(AND([.D38]&lt;=19;[.C38]&lt;=1);3;&#10;IF(AND([.D38]&lt;=5;[.C38]&lt;=3);3;&#10;IF(AND([.D38]&lt;=19;[.C38]&lt;=3);4;&#10;IF(AND([.D38]&lt;=5;[.C38]&gt;=4);4;6&#10;)&#10;)&#10;)&#10;)&#10;))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51" table:formula="of:=SUM([.$C$11:.C38])" table:style-name="ce4">
            <text:p>51</text:p>
          </table:table-cell>
          <table:table-cell office:value-type="float" office:value="128" table:formula="of:=SUM([.$D$11:.D38])" table:style-name="ce4">
            <text:p>128</text:p>
          </table:table-cell>
          <table:table-cell office:value-type="float" office:value="97" table:formula="of:=SUM([.$E$11:.E38])" table:style-name="ce4">
            <text:p>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otal EI</text:p>
          </table:table-cell>
          <table:table-cell table:number-columns-repeated="3" table:style-name="ce4"/>
          <table:table-cell office:value-type="float" office:value="64" table:formula="of:=SUMIF([.$B$11:.B38];&quot;EI&quot;;[.$E$11:.E38])" table:style-name="ce4">
            <text:p>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otal EQ</text:p>
          </table:table-cell>
          <table:table-cell table:number-columns-repeated="3" table:style-name="ce4"/>
          <table:table-cell office:value-type="float" office:value="33" table:formula="of:=SUMIF([.$B$11:.B38];&quot;EQ&quot;;[.$E$11:.E38])" table:style-name="ce4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otal EO</text:p>
          </table:table-cell>
          <table:table-cell table:number-columns-repeated="3" table:style-name="ce4"/>
          <table:table-cell office:value-type="float" office:value="0" table:formula="of:=SUMIF([.$B$11:.B38];&quot;EO&quot;;[.$E$11:.E38])" table:style-name="ce4">
            <text:p>0</text:p>
          </table:table-cell>
          <table:table-cell table:number-columns-repeated="16379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03</meta:generator>
    <dc:creator>Cecilia Agosta</dc:creator>
    <meta:creation-date>2025-09-29T12:24:23Z</meta:creation-date>
    <dc:date>2025-10-21T10:04:19Z</dc:date>
    <meta:editing-cycles>1</meta:editing-cycles>
    <meta:editing-duration>PT602S</meta:editing-duration>
  </office:meta>
</office:document-meta>
</file>